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gradient-step-count="0" draw:textarea-horizontal-align="justify" draw:textarea-vertical-align="middle" draw:auto-grow-height="false" fo:min-height="2.984cm" fo:min-width="5.479cm" draw:shadow="visible"/>
    </style:style>
    <style:style style:name="gr2" style:family="graphic" style:parent-style-name="standard">
      <style:graphic-properties draw:fill="solid" draw:fill-color="#2bd0d2" draw:textarea-horizontal-align="justify" draw:textarea-vertical-align="middle" draw:auto-grow-height="false" fo:min-height="1.124cm" fo:min-width="1.646cm" draw:shadow="visible"/>
    </style:style>
    <style:style style:name="gr3" style:family="graphic" style:parent-style-name="standard">
      <style:graphic-properties draw:fill="gradient" draw:fill-color="#729fcf" draw:fill-gradient-name="Deep_20_Blue" draw:gradient-step-count="0" draw:textarea-horizontal-align="justify" draw:textarea-vertical-align="middle" draw:auto-grow-height="false" fo:min-height="2.018cm" fo:min-width="2.282cm" draw:shadow="visible"/>
    </style:style>
    <style:style style:name="gr4" style:family="graphic" style:parent-style-name="standard">
      <style:graphic-properties svg:stroke-width="0.102cm" svg:stroke-color="#3465a4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3465a4" draw:marker-start="Arrow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 fo:min-height="2.443cm" fo:min-width="1.443cm" draw:shadow="visible"/>
    </style:style>
    <style:style style:name="gr7" style:family="graphic" style:parent-style-name="objectwithoutfill">
      <style:graphic-properties svg:stroke-width="0.102cm" svg:stroke-color="#3465a4" draw:marker-start="Arrow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="gradient" draw:fill-color="#00ffff" draw:fill-gradient-name="Deep_20_Blue" draw:gradient-step-count="0" draw:textarea-horizontal-align="justify" draw:textarea-vertical-align="middle" draw:auto-grow-height="false" fo:min-height="2.018cm" fo:min-width="2.27cm" draw:shadow="visible"/>
    </style:style>
    <style:style style:name="gr9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000000" draw:marker-start="Arrow" draw:marker-start-width="0.509cm" draw:marker-end="Arrow" draw:marker-end-width="0.5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75cm"/>
    </style:style>
    <style:style style:name="gr13" style:family="graphic" style:parent-style-name="standard">
      <style:graphic-properties svg:stroke-width="0.1cm" svg:stroke-color="#3465a4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3cm"/>
    </style:style>
    <style:style style:name="gr16" style:family="graphic" style:parent-style-name="standard">
      <style:graphic-properties svg:stroke-width="0.1cm" svg:stroke-color="#3465a4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3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" draw:gradient-step-count="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2bd0d2"/>
      <style:paragraph-properties fo:text-align="center"/>
    </style:style>
    <style:style style:name="P4" style:family="paragraph">
      <loext:graphic-properties draw:fill="gradient" draw:fill-color="#729fcf" draw:fill-gradient-name="Deep_20_Blue" draw:gradient-step-count="0"/>
      <style:paragraph-properties fo:text-align="center"/>
      <style:text-properties fo:color="#ffff00"/>
    </style:style>
    <style:style style:name="P5" style:family="paragraph">
      <loext:graphic-properties draw:fill="solid" draw:fill-color="#00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00ffff" draw:fill-gradient-name="Deep_20_Blue" draw:gradient-step-count="0"/>
      <style:paragraph-properties fo:text-align="center"/>
      <style:text-properties fo:color="#ffff00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00"/>
    </style:style>
    <style:style style:name="T3" style:family="text">
      <style:text-properties fo:color="#ffff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327cm" svg:height="3.582cm" svg:x="7.218cm" svg:y="6.228cm">
          <draw:glue-point draw:id="4" svg:x="-2.77cm" svg:y="4.963cm"/>
          <draw:glue-point draw:id="5" svg:x="-2.558cm" svg:y="-5.002cm"/>
          <text:p text:style-name="P1"><text:span text:style-name="T1">IOB-RV32-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294cm" svg:height="1.522cm" svg:x="9.238cm" svg:y="12.047cm">
          <text:p text:style-name="P1">U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3.026cm" svg:height="2.512cm" svg:x="15.343cm" svg:y="6.75cm">
          <draw:glue-point draw:id="4" svg:x="2.336cm" svg:y="4.996cm"/>
          <draw:glue-point draw:id="5" svg:x="-2.481cm" svg:y="5.071cm"/>
          <text:p text:style-name="P1"><text:span text:style-name="T2">Audio</text:span></text:p>
          <text:p text:style-name="P1"><text:span text:style-name="T2">OUT</text:span></text:p>
          <text:p text:style-name="P1"><text:span text:style-name="T3">(Parallel or I2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478cm" svg:y1="8.007cm" svg:x2="7.218cm" svg:y2="8.019cm" draw:start-shape="id1" draw:start-glue-point="1" draw:end-shape="id2" draw:end-glue-point="3" svg:d="M5478 8007h972v12h768" svg:viewBox="0 0 1741 13">
          <text:p/>
        </draw:connector>
        <draw:connector draw:style-name="gr5" draw:text-style-name="P1" draw:layer="layout" svg:x1="10.381cm" svg:y1="9.81cm" svg:x2="10.385cm" svg:y2="12.047cm" draw:start-shape="id2" draw:start-glue-point="2" draw:end-shape="id3" draw:end-glue-point="0" svg:d="M10381 9810v1221h4v1016" svg:viewBox="0 0 5 2238">
          <text:p/>
        </draw:connector>
        <draw:connector draw:style-name="gr4" draw:text-style-name="P1" draw:layer="layout" svg:x1="13.545cm" svg:y1="8.019cm" svg:x2="15.343cm" svg:y2="8.006cm" draw:start-shape="id2" draw:start-glue-point="1" draw:end-shape="id4" svg:d="M13545 8019h1001v-13h797" svg:viewBox="0 0 1799 14">
          <text:p/>
        </draw:connector>
        <draw:custom-shape draw:style-name="gr6" draw:text-style-name="P5" xml:id="id5" draw:id="id5" draw:layer="layout" svg:width="1.943cm" svg:height="2.693cm" svg:x="9.403cm" svg:y="0.2cm">
          <text:p text:style-name="P1">RAM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0.374cm" svg:y1="2.893cm" svg:x2="10.381cm" svg:y2="6.228cm" draw:start-shape="id5" draw:start-glue-point="2" draw:end-shape="id2" svg:d="M10374 2893v1769h7v1566" svg:viewBox="0 0 8 3336">
          <text:p/>
        </draw:connector>
        <draw:custom-shape draw:style-name="gr8" draw:text-style-name="P7" xml:id="id1" draw:id="id1" draw:layer="layout" svg:width="3.014cm" svg:height="2.512cm" svg:x="2.464cm" svg:y="6.751cm">
          <text:p text:style-name="P1"><text:span text:style-name="T2">Audio</text:span></text:p>
          <text:p text:style-name="P1"><text:span text:style-name="T2">IN</text:span></text:p>
          <text:p text:style-name="P1"><text:span text:style-name="T3">(Parallel or I2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0.329cm" svg:y1="8.035cm" svg:x2="2.505cm" svg:y2="8.019cm">
          <text:p/>
        </draw:line>
        <draw:line draw:style-name="gr9" draw:text-style-name="P6" draw:layer="layout" svg:x1="18.359cm" svg:y1="8.011cm" svg:x2="20.535cm" svg:y2="7.995cm">
          <text:p/>
        </draw:line>
        <draw:line draw:style-name="gr10" draw:text-style-name="P6" draw:layer="layout" svg:x1="10.414cm" svg:y1="13.573cm" svg:x2="10.414cm" svg:y2="15.749cm">
          <text:p/>
        </draw:line>
        <draw:frame draw:style-name="gr11" draw:text-style-name="P8" xml:id="id7" draw:id="id7" draw:layer="layout" svg:width="2.204cm" svg:height="0.725cm" svg:x="7.554cm" svg:y="9.222cm">
          <draw:text-box>
            <text:p><text:span text:style-name="T4">AXI LITE</text:span></text:p>
          </draw:text-box>
        </draw:frame>
        <draw:frame draw:style-name="gr12" draw:text-style-name="P9" xml:id="id6" draw:id="id6" draw:layer="layout" svg:width="5.675cm" svg:height="1.673cm" svg:x="0.652cm" svg:y="13.44cm">
          <draw:text-box>
            <text:p>Configuration and </text:p>
            <text:p>Control Interface </text:p>
          </draw:text-box>
        </draw:frame>
        <draw:connector draw:style-name="gr13" draw:text-style-name="P1" draw:layer="layout" svg:x1="6.327cm" svg:y1="14.276cm" svg:x2="8.656cm" svg:y2="9.947cm" draw:start-shape="id6" draw:start-glue-point="1" draw:end-shape="id7" draw:end-glue-point="2" svg:d="M6327 14276h2329v-4329" svg:viewBox="0 0 2330 4330">
          <text:p/>
        </draw:connector>
        <draw:frame draw:style-name="gr14" draw:text-style-name="P10" xml:id="id9" draw:id="id9" draw:layer="layout" svg:width="3.745cm" svg:height="0.806cm" svg:x="11.867cm" svg:y="14.4cm">
          <draw:text-box>
            <text:p><text:span text:style-name="T5">CLK_SAMPLE</text:span></text:p>
          </draw:text-box>
        </draw:frame>
        <draw:frame draw:style-name="gr15" draw:text-style-name="P10" xml:id="id8" draw:id="id8" draw:layer="layout" svg:width="2.233cm" svg:height="0.806cm" svg:x="0.23cm" svg:y="10.603cm">
          <draw:text-box>
            <text:p><text:span text:style-name="T5">IN_CLK</text:span></text:p>
          </draw:text-box>
        </draw:frame>
        <draw:connector draw:style-name="gr16" draw:text-style-name="P1" draw:layer="layout" svg:x1="2.463cm" svg:y1="11.006cm" svg:x2="3.971cm" svg:y2="9.263cm" draw:start-shape="id8" draw:start-glue-point="1" draw:end-shape="id1" draw:end-glue-point="2" svg:d="M2463 11006h1508v-1743" svg:viewBox="0 0 1509 1744">
          <text:p/>
        </draw:connector>
        <draw:connector draw:style-name="gr17" draw:text-style-name="P1" draw:layer="layout" svg:x1="15.612cm" svg:y1="14.803cm" svg:x2="16.106cm" svg:y2="9.262cm" draw:start-shape="id9" draw:start-glue-point="1" draw:end-shape="id4" draw:end-glue-point="5" svg:d="M15612 14803h500v-2869h-6v-2672" svg:viewBox="0 0 501 5542">
          <text:p/>
        </draw:connector>
        <draw:frame draw:style-name="gr18" draw:text-style-name="P10" xml:id="id10" draw:id="id10" draw:layer="layout" svg:width="2.78cm" svg:height="0.806cm" svg:x="18.2cm" svg:y="13.077cm">
          <draw:text-box>
            <text:p><text:span text:style-name="T5">OUT_CLK</text:span></text:p>
          </draw:text-box>
        </draw:frame>
        <draw:connector draw:style-name="gr16" draw:text-style-name="P1" draw:layer="layout" svg:x1="18.2cm" svg:y1="13.48cm" svg:x2="17.562cm" svg:y2="9.26cm" draw:start-shape="id10" draw:start-glue-point="3" draw:end-shape="id4" draw:end-glue-point="4" svg:d="M18200 13480h-638v-4220" svg:viewBox="0 0 639 4221">
          <text:p/>
        </draw:connector>
        <draw:frame draw:style-name="gr19" draw:text-style-name="P10" xml:id="id11" draw:id="id11" draw:layer="layout" svg:width="2.729cm" svg:height="0.806cm" svg:x="0.78cm" svg:y="1.766cm">
          <draw:text-box>
            <text:p><text:span text:style-name="T5">SYS_CLK</text:span></text:p>
          </draw:text-box>
        </draw:frame>
        <draw:connector draw:style-name="gr16" draw:text-style-name="P1" draw:layer="layout" svg:x1="3.509cm" svg:y1="2.169cm" svg:x2="8.763cm" svg:y2="6.228cm" draw:start-shape="id11" draw:start-glue-point="1" draw:end-shape="id2" draw:end-glue-point="5" svg:d="M3509 2169h5254v4059" svg:viewBox="0 0 5255 4060">
          <text:p/>
        </draw:connector>
        <draw:frame draw:style-name="gr20" draw:text-style-name="P10" draw:layer="layout" svg:width="2.013cm" svg:height="0.806cm" svg:x="8.171cm" svg:y="15.001cm">
          <draw:text-box>
            <text:p><text:span text:style-name="T5">RS2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radial" draw:cx="50%" draw:cy="50%" draw:start-color="#00a6a8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cm" fo:page-height="16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7-07-31T22:36:17.127441019</meta:creation-date>
    <dc:date>2019-09-26T23:18:17.849333124</dc:date>
    <meta:editing-duration>PT3H33M35S</meta:editing-duration>
    <meta:editing-cycles>28</meta:editing-cycles>
    <meta:generator>LibreOffice/6.0.7.3$Linux_X86_64 LibreOffice_project/00m0$Build-3</meta:generator>
    <meta:document-statistic meta:object-count="24"/>
  </office:meta>
</office:document-meta>
</file>